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3cf9" officeooo:paragraph-rsid="003c3cf9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Standard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text-properties fo:color="#ff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1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22" style:family="paragraph" style:parent-style-name="Text_20_body">
      <style:text-properties officeooo:rsid="003d311d" officeooo:paragraph-rsid="003d311d"/>
    </style:style>
    <style:style style:name="P23" style:family="paragraph" style:parent-style-name="Text_20_body">
      <style:text-properties officeooo:rsid="003df5c8" officeooo:paragraph-rsid="003df5c8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text-properties fo:color="#ff0000" style:font-name="Times New Roman" fo:font-size="14pt" fo:language="ru" fo:country="RU" officeooo:rsid="003fdc39" officeooo:paragraph-rsid="003fdc39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>
      <style:text-properties officeooo:paragraph-rsid="003d311d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style:font-size-complex="14pt"/>
    </style:style>
    <style:style style:name="T4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fo:color="#ff0000" style:font-name="Times New Roman" style:font-size-complex="14pt"/>
    </style:style>
    <style:style style:name="T8" style:family="text">
      <style:text-properties fo:color="#ff0000" style:font-name="Times New Roman" officeooo:rsid="003c3cf9" style:font-size-complex="14pt"/>
    </style:style>
    <style:style style:name="T9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ff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officeooo:rsid="003c3c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Book_20_Title"><text:span text:style-name="T1">отчет</text:span></text:span></text:p>
      <text:p text:style-name="P2"><text:span text:style-name="T2">по лабораторной работе</text:span><text:span text:style-name="T4"> №</text:span><text:span text:style-name="T5">1</text:span></text:p>
      <text:p text:style-name="P2"><text:span text:style-name="T2">по дисциплине </text:span><text:span text:style-name="T9">«</text:span><text:span text:style-name="T6">Сети и телекоммуникации</text:span><text:span text:style-name="T9">»</text:span></text:p>
      <text:p text:style-name="P2"><text:span text:style-name="Book_20_Title"><text:span text:style-name="T10">Тема: </text:span></text:span><text:span text:style-name="Book_20_Title"><text:span text:style-name="T11">Сетевой уровень: IP - адресац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</text:span><text:span text:style-name="T7">(ка)</text:span><text:span text:style-name="T3"> гр. </text:span><text:span text:style-name="T8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6">20<text:span text:style-name="T12">21</text:span></text:p>
      <text:h text:style-name="P26" text:outline-level="2">Цель работы.</text:h>
      <text:p text:style-name="P13"><text:span text:style-name="T12"><text:tab/></text:span></text:p>
      <text:p text:style-name="P21"/>
      <text:h text:style-name="Heading_20_2" text:outline-level="2">Задание.</text:h>
      <text:p text:style-name="P25"/>
      <text:h text:style-name="Heading_20_2" text:outline-level="2">Выполнение работы.</text:h>
      <text:p text:style-name="P27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17"/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3M11S</meta:editing-duration>
    <meta:editing-cycles>34</meta:editing-cycles>
    <meta:generator>LibreOffice/6.4.6.2$Linux_X86_64 LibreOffice_project/40$Build-2</meta:generator>
    <dc:date>2021-04-20T22:56:05.042586450</dc:date>
    <meta:document-statistic meta:table-count="1" meta:image-count="0" meta:object-count="0" meta:page-count="2" meta:paragraph-count="21" meta:word-count="47" meta:character-count="359" meta:non-whitespace-character-count="331"/>
  </office:meta>
</office:document-meta>
</file>